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01cm" fo:min-width="5.723cm"/>
      <style:paragraph-properties style:writing-mode="lr-tb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223cm" svg:height="1.651cm" svg:x="1.762cm" svg:y="1.762cm">
          <text:p text:style-name="P1">Read Text Fil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223cm" svg:height="1.651cm" svg:x="1.762cm" svg:y="4.302cm">
          <text:p text:style-name="P1">Split into Line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223cm" svg:height="1.651cm" svg:x="1.762cm" svg:y="6.842cm">
          <text:p text:style-name="P1">Convert Each Line to</text:p>
          <text:p text:style-name="P1">List of ASCII Code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223cm" svg:height="1.651cm" svg:x="1.762cm" svg:y="9.402cm">
          <text:p text:style-name="P1">Process List of</text:p>
          <text:p text:style-name="P1">Codes to Checksum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4T09:47:46.209119425</meta:creation-date>
    <dc:date>2021-02-14T20:19:44.308060564</dc:date>
    <meta:editing-duration>PT10H21M48S</meta:editing-duration>
    <meta:editing-cycles>1</meta:editing-cycles>
    <meta:document-statistic meta:object-count="4"/>
    <meta:generator>LibreOffice/6.4.6.2$Linux_X86_64 LibreOffice_project/40$Build-2</meta:generator>
  </office:meta>
</office:document-meta>
</file>